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style:font-pitch="fixed"/>
    <style:font-face style:name="Arial" svg:font-family="Arial"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2701in" fo:margin-left="-0.0813in" fo:margin-top="0in" fo:margin-bottom="0in" table:align="left" style:writing-mode="lr-tb"/>
    </style:style>
    <style:style style:name="Table1.A" style:family="table-column">
      <style:table-column-properties style:column-width="2.0896in"/>
    </style:style>
    <style:style style:name="Table1.B" style:family="table-column">
      <style:table-column-properties style:column-width="2.0903in"/>
    </style:style>
    <style:style style:name="Table1.1" style:family="table-row">
      <style:table-row-properties fo:keep-together="auto"/>
    </style:style>
    <style:style style:name="Table1.A1" style:family="table-cell">
      <style:table-cell-properties fo:background-color="#c9daf8" fo:padding="0.0694in" fo:border="1pt solid #000001" style:writing-mode="lr-tb">
        <style:background-image/>
      </style:table-cell-properties>
    </style:style>
    <style:style style:name="Table1.A2" style:family="table-cell">
      <style:table-cell-properties fo:padding="0.0694in" fo:border="1pt solid #000001" style:writing-mode="lr-tb"/>
    </style:style>
    <style:style style:name="Table1.B2" style:family="table-cell">
      <style:table-cell-properties fo:padding="0.0694in" fo:border="1pt solid #000001" style:writing-mode="lr-tb"/>
    </style:style>
    <style:style style:name="Table1.C2" style:family="table-cell">
      <style:table-cell-properties fo:padding="0.0694in" fo:border="1pt solid #000001" style:writing-mode="lr-tb"/>
    </style:style>
    <style:style style:name="Table1.A3" style:family="table-cell">
      <style:table-cell-properties fo:padding="0.0694in" fo:border="1pt solid #000001" style:writing-mode="lr-tb"/>
    </style:style>
    <style:style style:name="Table1.B3" style:family="table-cell">
      <style:table-cell-properties fo:padding="0.0694in" fo:border="1pt solid #000001" style:writing-mode="lr-tb"/>
    </style:style>
    <style:style style:name="Table1.C3" style:family="table-cell">
      <style:table-cell-properties fo:padding="0.0694in" fo:border="1pt solid #000001" style:writing-mode="lr-tb"/>
    </style:style>
    <style:style style:name="Table1.A4" style:family="table-cell">
      <style:table-cell-properties fo:padding="0.0694in" fo:border-left="1pt solid #000001" fo:border-right="1pt solid #000001" fo:border-top="none" fo:border-bottom="1pt solid #000001" style:writing-mode="lr-tb"/>
    </style:style>
    <style:style style:name="Table1.B4" style:family="table-cell">
      <style:table-cell-properties fo:padding="0.0694in" fo:border-left="1pt solid #000001" fo:border-right="1pt solid #000001" fo:border-top="none" fo:border-bottom="1pt solid #000001" style:writing-mode="lr-tb"/>
    </style:style>
    <style:style style:name="Table1.C4" style:family="table-cell">
      <style:table-cell-properties fo:padding="0.0694in" fo:border-left="1pt solid #000001" fo:border-right="1pt solid #000001" fo:border-top="none" fo:border-bottom="1pt solid #000001" style:writing-mode="lr-tb"/>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color="#202020" fo:font-size="12pt" fo:font-weight="bold" style:font-size-asian="12pt" style:font-weight-asian="bold" style:font-size-complex="12pt"/>
    </style:style>
    <style:style style:name="P3" style:family="paragraph" style:parent-style-name="Standard">
      <style:paragraph-properties fo:margin-top="0in" fo:margin-bottom="0in" loext:contextual-spacing="false"/>
      <style:text-properties fo:color="#202020" fo:font-size="12pt" style:font-size-asian="12pt" style:font-size-complex="12pt"/>
    </style:style>
    <style:style style:name="P4" style:family="paragraph" style:parent-style-name="Standard">
      <style:paragraph-properties fo:margin-top="0in" fo:margin-bottom="0in" loext:contextual-spacing="false" fo:line-height="100%" fo:text-align="center" style:justify-single-word="false" fo:orphans="0" fo:widows="0"/>
      <style:text-properties fo:color="#202020" fo:font-size="12pt" style:font-size-asian="12pt" style:font-size-complex="12pt"/>
    </style:style>
    <style:style style:name="P5" style:family="paragraph" style:parent-style-name="Standard">
      <style:paragraph-properties fo:margin-top="0in" fo:margin-bottom="0in" loext:contextual-spacing="false" fo:line-height="100%" fo:orphans="0" fo:widows="0"/>
      <style:text-properties fo:color="#202020" fo:font-size="12pt" style:font-size-asian="12pt" style:font-size-complex="12pt"/>
    </style:style>
    <style:style style:name="P6" style:family="paragraph" style:parent-style-name="Standard">
      <style:paragraph-properties fo:margin-top="0in" fo:margin-bottom="0in" loext:contextual-spacing="false" fo:line-height="100%" fo:orphans="0" fo:widows="0"/>
      <style:text-properties fo:color="#202020" fo:font-size="12pt" officeooo:rsid="000bf4c1" officeooo:paragraph-rsid="000bf4c1" style:font-size-asian="12pt" style:font-size-complex="12pt"/>
    </style:style>
    <style:style style:name="P7" style:family="paragraph" style:parent-style-name="Standard">
      <style:paragraph-properties fo:margin-top="0in" fo:margin-bottom="0in" loext:contextual-spacing="false" fo:line-height="100%" fo:text-align="center" style:justify-single-word="false" fo:orphans="0" fo:widows="0"/>
      <style:text-properties fo:color="#202020" fo:font-size="12pt" officeooo:rsid="000bf4c1" officeooo:paragraph-rsid="000bf4c1" style:font-size-asian="12pt" style:font-size-complex="12pt"/>
    </style:style>
    <style:style style:name="P8" style:family="paragraph" style:parent-style-name="Standard">
      <style:paragraph-properties fo:margin-top="0in" fo:margin-bottom="0in" loext:contextual-spacing="false"/>
      <style:text-properties fo:color="#202020" fo:font-size="12pt" style:text-underline-style="solid" style:text-underline-width="auto" style:text-underline-color="font-color" style:font-size-asian="12pt" style:font-size-complex="12pt"/>
    </style:style>
    <style:style style:name="P9" style:family="paragraph" style:parent-style-name="Standard">
      <style:paragraph-properties fo:margin-top="0in" fo:margin-bottom="0in" loext:contextual-spacing="false"/>
      <style:text-properties fo:color="#202020" fo:font-size="14pt" fo:font-weight="bold" style:font-size-asian="14pt" style:font-weight-asian="bold" style:font-size-complex="14pt"/>
    </style:style>
    <style:style style:name="P10" style:family="paragraph" style:parent-style-name="Standard">
      <style:paragraph-properties fo:margin-top="0in" fo:margin-bottom="0in" loext:contextual-spacing="false" fo:text-align="center" style:justify-single-word="false"/>
      <style:text-properties fo:color="#202020" fo:font-size="18pt" fo:font-weight="bold" style:font-size-asian="18pt" style:font-weight-asian="bold" style:font-size-complex="18pt"/>
    </style:style>
    <style:style style:name="P11" style:family="paragraph" style:parent-style-name="Standard">
      <style:paragraph-properties fo:margin-top="0in" fo:margin-bottom="0in" loext:contextual-spacing="false"/>
      <style:text-properties fo:color="#202020" style:font-name="Courier New" fo:font-size="9pt" style:font-name-asian="Courier New1" style:font-size-asian="9pt" style:font-name-complex="Courier New1" style:font-size-complex="9pt"/>
    </style:style>
    <style:style style:name="P12" style:family="paragraph" style:parent-style-name="Standard">
      <style:paragraph-properties fo:margin-top="0in" fo:margin-bottom="0in" loext:contextual-spacing="false" fo:text-align="center" style:justify-single-word="false"/>
      <style:text-properties fo:color="#202020"/>
    </style:style>
    <style:style style:name="P13" style:family="paragraph" style:parent-style-name="Standard">
      <style:paragraph-properties fo:margin-top="0in" fo:margin-bottom="0in" loext:contextual-spacing="false"/>
      <style:text-properties fo:font-size="12pt" style:font-size-asian="12pt" style:font-size-complex="12pt"/>
    </style:style>
    <style:style style:name="P14" style:family="paragraph" style:parent-style-name="Standard">
      <style:paragraph-properties fo:margin-top="0in" fo:margin-bottom="0in" loext:contextual-spacing="false"/>
      <style:text-properties officeooo:rsid="000bf4c1" officeooo:paragraph-rsid="000bf4c1"/>
    </style:style>
    <style:style style:name="P15" style:family="paragraph" style:parent-style-name="Standard">
      <style:paragraph-properties fo:margin-top="0in" fo:margin-bottom="0in" loext:contextual-spacing="false"/>
      <style:text-properties officeooo:rsid="000d60ec" officeooo:paragraph-rsid="000d60ec"/>
    </style:style>
    <style:style style:name="P16" style:family="paragraph" style:parent-style-name="Standard" style:master-page-name="Standard">
      <style:paragraph-properties fo:margin-top="0in" fo:margin-bottom="0in" loext:contextual-spacing="false" fo:text-align="center" style:justify-single-word="false" style:page-number="1"/>
      <style:text-properties fo:color="#202020" fo:font-size="18pt" fo:font-weight="bold" style:font-size-asian="18pt" style:font-weight-asian="bold" style:font-size-complex="18pt"/>
    </style:style>
    <style:style style:name="P17" style:family="paragraph" style:parent-style-name="Standard">
      <style:paragraph-properties fo:margin-top="0in" fo:margin-bottom="0in" loext:contextual-spacing="false"/>
    </style:style>
    <style:style style:name="P18" style:family="paragraph" style:parent-style-name="Standard">
      <style:paragraph-properties fo:margin-top="0in" fo:margin-bottom="0in" loext:contextual-spacing="false"/>
      <style:text-properties fo:color="#202020" fo:font-size="14pt" fo:font-weight="bold" style:font-size-asian="14pt" style:font-weight-asian="bold" style:font-size-complex="14pt"/>
    </style:style>
    <style:style style:name="P19" style:family="paragraph" style:parent-style-name="Standard">
      <style:paragraph-properties fo:margin-top="0in" fo:margin-bottom="0in" loext:contextual-spacing="false"/>
      <style:text-properties fo:color="#202020" fo:font-size="12pt" style:font-size-asian="12pt" style:font-size-complex="12pt"/>
    </style:style>
    <style:style style:name="P20" style:family="paragraph" style:parent-style-name="Standard">
      <style:paragraph-properties fo:margin-top="0in" fo:margin-bottom="0in" loext:contextual-spacing="false"/>
      <style:text-properties style:font-name="Courier 10 Pitch" officeooo:rsid="000d60ec" officeooo:paragraph-rsid="000d60ec"/>
    </style:style>
    <style:style style:name="P21" style:family="paragraph" style:parent-style-name="Standard">
      <style:paragraph-properties fo:margin-top="0in" fo:margin-bottom="0in" loext:contextual-spacing="false"/>
      <style:text-properties style:font-name="Courier 10 Pitch" style:font-name-asian="Courier New1" style:font-name-complex="Courier New1"/>
    </style:style>
    <style:style style:name="P22" style:family="paragraph" style:parent-style-name="Standard">
      <style:paragraph-properties fo:margin-top="0in" fo:margin-bottom="0in" loext:contextual-spacing="false"/>
      <style:text-properties officeooo:rsid="000bf4c1" officeooo:paragraph-rsid="000efcc5"/>
    </style:style>
    <style:style style:name="P23" style:family="paragraph" style:parent-style-name="Standard">
      <style:paragraph-properties fo:margin-top="0in" fo:margin-bottom="0in" loext:contextual-spacing="false"/>
      <style:text-properties fo:font-size="14pt" fo:font-weight="bold" style:font-size-asian="14pt" style:font-weight-asian="bold" style:font-size-complex="14pt"/>
    </style:style>
    <style:style style:name="P24" style:family="paragraph" style:parent-style-name="Standard" style:list-style-name="WWNum1">
      <style:paragraph-properties fo:margin-left="1in" fo:margin-right="0in" fo:margin-top="0in" fo:margin-bottom="0in" loext:contextual-spacing="true" fo:text-indent="-0.25in" style:auto-text-indent="false"/>
      <style:text-properties fo:color="#202020" fo:font-size="12pt" style:font-size-asian="12pt" style:font-size-complex="12pt"/>
    </style:style>
    <style:style style:name="P25" style:family="paragraph" style:parent-style-name="Standard" style:list-style-name="WWNum5">
      <style:paragraph-properties fo:margin-left="1in" fo:margin-right="0in" fo:margin-top="0in" fo:margin-bottom="0in" loext:contextual-spacing="true" fo:text-indent="-0.25in" style:auto-text-indent="false"/>
      <style:text-properties fo:color="#202020" fo:font-size="12pt" style:font-size-asian="12pt" style:font-size-complex="12pt"/>
    </style:style>
    <style:style style:name="P26" style:family="paragraph" style:parent-style-name="Standard" style:list-style-name="WWNum3">
      <style:paragraph-properties fo:margin-left="1in" fo:margin-right="0in" fo:margin-top="0in" fo:margin-bottom="0in" loext:contextual-spacing="true" fo:text-indent="-0.25in" style:auto-text-indent="false"/>
    </style:style>
    <style:style style:name="P27" style:family="paragraph" style:parent-style-name="Standard" style:list-style-name="WWNum4">
      <style:paragraph-properties fo:margin-left="0.5in" fo:margin-right="0in" fo:margin-top="0in" fo:margin-bottom="0in" loext:contextual-spacing="true" fo:text-indent="-0.25in" style:auto-text-indent="false"/>
      <style:text-properties fo:color="#202020" fo:font-size="12pt" style:font-size-asian="12pt" style:font-size-complex="12pt"/>
    </style:style>
    <style:style style:name="P28" style:family="paragraph" style:parent-style-name="Standard" style:list-style-name="WWNum2">
      <style:paragraph-properties fo:margin-left="0.5in" fo:margin-right="0in" fo:margin-top="0in" fo:margin-bottom="0in" loext:contextual-spacing="true" fo:text-indent="-0.25in" style:auto-text-indent="false"/>
    </style:style>
    <style:style style:name="P29" style:family="paragraph" style:parent-style-name="Standard" style:list-style-name="WWNum3">
      <style:paragraph-properties fo:margin-left="0.5in" fo:margin-right="0in" fo:margin-top="0in" fo:margin-bottom="0in" loext:contextual-spacing="true" fo:text-indent="-0.25in" style:auto-text-indent="false"/>
    </style:style>
    <style:style style:name="T1" style:family="text">
      <style:text-properties fo:color="#202020" fo:font-size="18pt" fo:font-weight="bold" style:font-size-asian="18pt" style:font-weight-asian="bold" style:font-size-complex="18pt"/>
    </style:style>
    <style:style style:name="T2" style:family="text">
      <style:text-properties fo:color="#202020" fo:font-size="14pt" fo:font-weight="bold" style:font-size-asian="14pt" style:font-weight-asian="bold" style:font-size-complex="14pt"/>
    </style:style>
    <style:style style:name="T3" style:family="text">
      <style:text-properties fo:color="#202020" fo:font-size="14pt" style:font-size-asian="14pt" style:font-size-complex="14pt"/>
    </style:style>
    <style:style style:name="T4" style:family="text">
      <style:text-properties fo:font-weight="bold" style:font-weight-asian="bold"/>
    </style:style>
    <style:style style:name="T5" style:family="text">
      <style:text-properties style:text-position="super 58%"/>
    </style:style>
    <style:style style:name="T6" style:family="text">
      <style:text-properties officeooo:rsid="000efcc5"/>
    </style:style>
    <style:style style:name="T7" style:family="text">
      <style:text-properties officeooo:rsid="001303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0">Equipo: ETSIIT++</text:p>
      <text:p text:style-name="P2"/>
      <text:p text:style-name="P2"/>
      <text:p text:style-name="P2"/>
      <text:p text:style-name="P9">Análisis exploratorio de los datos y comprensión de negocio. </text:p>
      <text:p text:style-name="P9">Manipulación de variables y su argumentación: eliminación, transformación y/o creación de nuevas variables</text:p>
      <text:p text:style-name="P9"/>
      <text:p text:style-name="P3">Tenemos un conjunto de clientes, que ha hecho una serie de operaciones para adquirir diferentes productos. En el dataset que nos entregan, figuran cada una de esas operaciones.<text:line-break/><text:line-break/>El problema a resolver sería por tanto, dado un conjunto de operaciones de clientes, adivinar cuál será el próximo producto que contratará. La representación del problema, será la siguiente:</text:p>
      <text:p text:style-name="P3"/>
      <text:p text:style-name="P8">Variables independientes:</text:p>
      <text:list xml:id="list4099939758009129151" text:style-name="WWNum1">
        <text:list-item>
          <text:p text:style-name="P24">Variables Socio_DemoN [0-5]</text:p>
        </text:list-item>
        <text:list-item>
          <text:p text:style-name="P24">94 variables binarias, que indican si el cliente ya tiene un determinado producto o no.</text:p>
        </text:list-item>
      </text:list>
      <text:p text:style-name="P8">Variable dependiente:</text:p>
      <text:list xml:id="list8271746566758558889" text:style-name="WWNum5">
        <text:list-item>
          <text:p text:style-name="P25">Próximo producto que contratará (categórica)<text:line-break/></text:p>
        </text:list-item>
      </text:list>
      <text:p text:style-name="P3">Hemos planteado este problema como un problema de clasificación, multiclase, en la que usaremos como target el próximo producto a comprar por el usuario.</text:p>
      <text:p text:style-name="P3"/>
      <text:p text:style-name="P3"/>
      <text:p text:style-name="P9">Generación de Datasets de Train/Test</text:p>
      <text:p text:style-name="P3"/>
      <text:p text:style-name="P3">Para cada registro de contratación, podemos crear un “caso” de nuestro dataset. La columna “Cod_Prod” pasará a ser el target. Además incorporaremos 94 columnas nuevas, para expresar de forma binaria los productos que el cliente ya tiene. <text:line-break/><text:line-break/>El proceso en python para convertir el dataset de operaciones en el dataset que necesitamos puede encontrarse en preprocessing/preprocessing.py</text:p>
      <text:p text:style-name="P3"/>
      <text:p text:style-name="P3"/>
      <text:p text:style-name="P3"/>
      <text:p text:style-name="P3"/>
      <text:p text:style-name="P3"/>
      <text:p text:style-name="P1"><text:soft-page-break/><text:span text:style-name="T2">Selección de modelo/s y ajuste de parámetros. Elección de métrica elegida y justificación. Bondad del modelo</text:span><text:span text:style-name="T3">. </text:span><text:span text:style-name="T2">Interpretabilidad del modelo y viabilidad de puesta en producción</text:span><text:span text:style-name="T1"><text:line-break/></text:span></text:p>
      <text:p text:style-name="P2">Métrica elegida</text:p>
      <text:p text:style-name="P3"/>
      <text:p text:style-name="P3">En todos los algoritmos usados tenemos las mismas métricas:</text:p>
      <text:list xml:id="list2919915346347460724" text:style-name="WWNum4">
        <text:list-item>
          <text:p text:style-name="P27">Precisión: Para saber qué porcentaje de aciertos tiene nuestro algoritmo sobre el total de los productos predichos.</text:p>
        </text:list-item>
        <text:list-item>
          <text:p text:style-name="P27">Coeficiente Kappa: Mide la concordancia entre valores reales y predichos, ajustada al azar. </text:p>
        </text:list-item>
      </text:list>
      <text:p text:style-name="P3"/>
      <text:p text:style-name="P3">Para evaluar los algoritmos y su precisión, se ha hecho una simulación, se han separado, la última operación de cada clientes del resto de operaciones. <text:line-break/></text:p>
      <text:p text:style-name="P3">Por tanto, con este set de validación, estaríamos midiendo la precisión de este algoritmo con la última operación de cada cliente, como una aproximación de la precisión que se debería alcanzar en una futura, nueva, operación.</text:p>
      <text:p text:style-name="P3"/>
      <text:p text:style-name="P2">Ensemble RandomForest, ExtraTrees <text:span text:style-name="T6">y XGBoost</text:span></text:p>
      <text:p text:style-name="P13"/>
      <text:p text:style-name="P3">Para ambos hemos usado una selección de características basada en entrenar un ExtraTrees con todas las columnas del dataset y quedarnos con las 40 mejores: </text:p>
      <text:p text:style-name="P3"/>
      <text:p text:style-name="P11">cols = [u'SD1', u'SD2', u'SD3', u'SD4', u'SD5', u'P4', u'P5', u'P10', u'P11',</text:p>
      <text:p text:style-name="P11"><text:s text:c="7"/>u'P13', u'P15', u'P18', u'P21', u'P30', u'P37', u'P45', u'P48', u'P49',</text:p>
      <text:p text:style-name="P11"><text:s text:c="7"/>u'P54', u'P57', u'P60', u'P64', u'P69', u'P71', u'P72', u'P73', u'P74',</text:p>
      <text:p text:style-name="P11"><text:s text:c="7"/>u'P76', u'P77', u'P78', u'P79', u'P80', u'P82', u'P83', u'P85', u'P90',</text:p>
      <text:p text:style-name="P11"><text:s text:c="7"/>u'P91', u'P92', u'P93']</text:p>
      <text:p text:style-name="P3"/>
      <text:p text:style-name="P3">El código para la selección de características puede encontrarse en models/features_selection.py.</text:p>
      <text:p text:style-name="P3"/>
      <text:p text:style-name="P3">En <text:span text:style-name="T6">los 3</text:span> ensembles los resultados han sido similares, comportándose algo mejor <text:span text:style-name="T6">XGBoost</text:span>. Se puede consultar los resultados en la Tabla 1, adjunta abajo.</text:p>
      <text:p text:style-name="P3"/>
      <text:p text:style-name="P3">El código de <text:span text:style-name="T6">los</text:span> ensembles puede encontrarse en models/et_ensemble.py, models/rf_ensemble.py <text:span text:style-name="T6">y models/xgb_ensemble.py</text:span>. La parametrización ha sido escogid<text:span text:style-name="T6">a</text:span> después de hacer diferentes pruebas hasta encontrar valores que daban buenos resultados.</text:p>
      <text:p text:style-name="P3"/>
      <text:p text:style-name="P3"/>
      <text:p text:style-name="P3"/>
      <text:p text:style-name="P3"/>
      <table:table table:name="Table1" table:style-name="Table1">
        <table:table-column table:style-name="Table1.A"/>
        <table:table-column table:style-name="Table1.B" table:number-columns-repeated="2"/>
        <text:soft-page-break/>
        <table:table-row table:style-name="Table1.1">
          <table:table-cell table:style-name="Table1.A1" office:value-type="string">
            <text:p text:style-name="P4">Modelo</text:p>
          </table:table-cell>
          <table:table-cell table:style-name="Table1.A1" office:value-type="string">
            <text:p text:style-name="P4">Accuracy</text:p>
          </table:table-cell>
          <table:table-cell table:style-name="Table1.A1" office:value-type="string">
            <text:p text:style-name="P4">Kappa</text:p>
          </table:table-cell>
        </table:table-row>
        <table:table-row table:style-name="Table1.1">
          <table:table-cell table:style-name="Table1.A2" office:value-type="string">
            <text:p text:style-name="P5">ExtraTrees</text:p>
          </table:table-cell>
          <table:table-cell table:style-name="Table1.B2" office:value-type="string">
            <text:p text:style-name="P4">48,61 %</text:p>
          </table:table-cell>
          <table:table-cell table:style-name="Table1.C2" office:value-type="string">
            <text:p text:style-name="P4">43,5 %</text:p>
          </table:table-cell>
        </table:table-row>
        <table:table-row table:style-name="Table1.1">
          <table:table-cell table:style-name="Table1.A3" office:value-type="string">
            <text:p text:style-name="P5">RandomForest</text:p>
          </table:table-cell>
          <table:table-cell table:style-name="Table1.B3" office:value-type="string">
            <text:p text:style-name="P4">48,77 %</text:p>
          </table:table-cell>
          <table:table-cell table:style-name="Table1.C3" office:value-type="string">
            <text:p text:style-name="P4">43,8 %</text:p>
          </table:table-cell>
        </table:table-row>
        <table:table-row table:style-name="Table1.1">
          <table:table-cell table:style-name="Table1.A4" office:value-type="string">
            <text:p text:style-name="P6">XGBoost</text:p>
          </table:table-cell>
          <table:table-cell table:style-name="Table1.B4" office:value-type="string">
            <text:p text:style-name="P7">50.88 %</text:p>
          </table:table-cell>
          <table:table-cell table:style-name="Table1.C4" office:value-type="string">
            <text:p text:style-name="P7">46.06 %</text:p>
          </table:table-cell>
        </table:table-row>
      </table:table>
      <text:p text:style-name="P12">Tabla 1: Resultados ofrecidos por cada modelo</text:p>
      <text:p text:style-name="P3"/>
      <text:p text:style-name="P3"/>
      <text:p text:style-name="P9">Legibilidad, estructura y reproducibilidad del código:</text:p>
      <text:p text:style-name="P1"/>
      <text:p text:style-name="P1">En el archivo .zip enviado podrán encontrar diferentes archivos y carpetas necesarias para la reproducción del código.</text:p>
      <text:p text:style-name="P1"/>
      <text:p text:style-name="P1">Recomendamos usar python en su versión 2.7. Concretamente nosotros hemos usado 2.7.12.</text:p>
      <text:p text:style-name="P1"/>
      <text:p text:style-name="P1">El resto de paquetes necesarios se encuentran en requirements.txt, y recomendamos instalarlos usando pip:</text:p>
      <text:p text:style-name="P1"/>
      <text:p text:style-name="P21">$ pip install -r requirements.txt</text:p>
      <text:p text:style-name="P1"/>
      <text:p text:style-name="P22">Si se quiere usar el archivo xgb_ensemble.py <text:span text:style-name="T6">donde se usa el XGBoost</text:span>, es necesario no instalar con un simple “pip install xgboost”, porque se han usado características recientemente incluidas en el proyecto. <text:span text:style-name="T6">Para más info: </text:span><text:a xlink:type="simple" xlink:href="https://github.com/dmlc/xgboost/issues/1950" text:style-name="Internet_20_link" text:visited-style-name="Visited_20_Internet_20_Link"><text:span text:style-name="T6">https://github.com/dmlc/xgboost/issues/1950</text:span></text:a></text:p>
      <text:p text:style-name="P22"/>
      <text:p text:style-name="P22"><text:span text:style-name="T6">Por tanto, l</text:span>os pasos a seguir <text:span text:style-name="T6">para instalar XGBoost serían</text:span>:</text:p>
      <text:p text:style-name="P14"/>
      <text:p text:style-name="P20"><text:span text:style-name="T6">$ </text:span>git clone https://github.com/dmlc/xgboost</text:p>
      <text:p text:style-name="P20"><text:span text:style-name="T6">$ </text:span>cd xgboost/python-package</text:p>
      <text:p text:style-name="P20"><text:span text:style-name="T6">$ </text:span>sudo python setup.py install</text:p>
      <text:p text:style-name="P20"><text:span text:style-name="T6">$ </text:span>export PYTHONPATH=~/&lt;your-path&gt;/xgboost/python-package</text:p>
      <text:p text:style-name="P15"/>
      <text:p text:style-name="P15"/>
      <text:p text:style-name="P1">En la carpeta principal encontrarán 4 carpetas:</text:p>
      <text:list xml:id="list7810682233434851995" text:style-name="WWNum2">
        <text:list-item>
          <text:p text:style-name="P28"><text:span text:style-name="T4">preprocessing:</text:span> Hay scripts necesarios para el procesamiento de los dataset que ofrece Cajamar.</text:p>
        </text:list-item>
        <text:list-item>
          <text:p text:style-name="P28"><text:span text:style-name="T4">edas:</text:span> Hay diferentes Análisis Exploratorios de Datos.</text:p>
        </text:list-item>
        <text:list-item>
          <text:p text:style-name="P28"><text:span text:style-name="T4">models:</text:span> Se encuentra la implementación de los modelos comentados en este mismo documento.</text:p>
        </text:list-item>
        <text:list-item>
          <text:p text:style-name="P28"><text:span text:style-name="T4">data:</text:span> Aquí deberían encontrarse los ficheros (train2.txt y test2.txt) que provee Cajamar para el reto. No los hemos adjuntado porque son descargables desde la web de Cajamar.</text:p>
        </text:list-item>
      </text:list>
      <text:p text:style-name="P1"/>
      <text:p text:style-name="P1"/>
      <text:p text:style-name="P23"><text:soft-page-break/><text:span text:style-name="T7">Posibles mejoras futuras</text:span>:</text:p>
      <text:p text:style-name="P1"/>
      <text:list xml:id="list3015195761863738818" text:style-name="WWNum3">
        <text:list-item>
          <text:p text:style-name="P29">Estudiar con más detalle las secuencias de compras que muestra los clientes, aunque esto se recoge en el preprocesado llevado a cabo, creemos que con Redes Neuronales Recurrentes (RNN, LSTM o GRU) podemos obtener resultados mejores.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10 Pitch" svg:font-family="'Courier 10 Pitch'" style:font-pitch="fixed"/>
    <style:font-face style:name="Arial" svg:font-family="Arial"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Table_20_Contents" style:display-name="Table Contents"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4-21T21:30:51.915480266</dc:date>
    <meta:editing-duration>PT9M</meta:editing-duration>
    <meta:editing-cycles>5</meta:editing-cycles>
    <meta:document-statistic meta:table-count="1" meta:image-count="0" meta:object-count="0" meta:page-count="4" meta:paragraph-count="60" meta:word-count="711" meta:character-count="4929" meta:non-whitespace-character-count="4249"/>
  </office:meta>
</office:document-meta>
</file>